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800000394DEF45430E6967024.png" manifest:media-type="image/png"/>
  <manifest:file-entry manifest:full-path="Pictures/100000000000040800000143FF627C750D2B2E36.png" manifest:media-type="image/png"/>
  <manifest:file-entry manifest:full-path="Pictures/10000000000001FB000000CC6DDC6141EEB13F22.png" manifest:media-type="image/png"/>
  <manifest:file-entry manifest:full-path="Pictures/10000000000003AB00000108E1D06F25307F566D.png" manifest:media-type="image/png"/>
  <manifest:file-entry manifest:full-path="Pictures/10000000000002C200000126AE611DE1828A50AD.png" manifest:media-type="image/png"/>
  <manifest:file-entry manifest:full-path="Pictures/10000000000000F20000002FA98FE0486DA9AEF3.png" manifest:media-type="image/png"/>
  <manifest:file-entry manifest:full-path="Pictures/10000000000003FD000000FF42470B502619A491.png" manifest:media-type="image/png"/>
  <manifest:file-entry manifest:full-path="Pictures/1000000000000398000000EF9F4852D8CA366C55.png" manifest:media-type="image/png"/>
  <manifest:file-entry manifest:full-path="Pictures/10000000000001770000004508C7ACD4E60F2937.png" manifest:media-type="image/png"/>
  <manifest:file-entry manifest:full-path="Pictures/10000000000000FE0000002CAAA765E4BBCBF917.png" manifest:media-type="image/png"/>
  <manifest:file-entry manifest:full-path="Pictures/10000000000003B700000106EB3A4D1512A68832.png" manifest:media-type="image/png"/>
  <manifest:file-entry manifest:full-path="Pictures/10000000000003BA000000F0677CFDDE79AF2189.png" manifest:media-type="image/png"/>
  <manifest:file-entry manifest:full-path="Pictures/10000000000003FC00000131304F5850EEF24780.png" manifest:media-type="image/png"/>
  <manifest:file-entry manifest:full-path="Pictures/10000000000003FD000000F9F1142F524F5A2AFB.png" manifest:media-type="image/png"/>
  <manifest:file-entry manifest:full-path="Pictures/100000000000036D00000142C257548E14D184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-0.4165in" svg:y="-0.2244in" svg:width="3.1252in" svg:height="0.5752in" draw:z-index="1"><draw:image xlink:href="Pictures/10000000000001770000004508C7ACD4E60F2937.png" xlink:type="simple" xlink:show="embed" xlink:actuate="onLoad" loext:mime-type="image/png"/></draw:frame></text:p>
      <text:p text:style-name="Standard"/>
      <text:p text:style-name="Standard"><draw:frame draw:style-name="fr1" draw:name="Image1" text:anchor-type="paragraph" svg:x="-0.1508in" svg:y="0.1717in" svg:width="6.9252in" svg:height="1.7291in" draw:z-index="0"><draw:image xlink:href="Pictures/10000000000003FD000000FF42470B502619A491.png" xlink:type="simple" xlink:show="embed" xlink:actuate="onLoad" loext:mime-type="image/png"/></draw:frame><draw:frame draw:style-name="fr1" draw:name="Image3" text:anchor-type="paragraph" svg:x="0.0638in" svg:y="2.0417in" svg:width="6.9252in" svg:height="1.9075in" draw:z-index="2"><draw:image xlink:href="Pictures/10000000000003B700000106EB3A4D1512A68832.png" xlink:type="simple" xlink:show="embed" xlink:actuate="onLoad" loext:mime-type="image/png"/></draw:frame><draw:frame draw:style-name="fr1" draw:name="Image4" text:anchor-type="paragraph" svg:x="0.1693in" svg:y="4.2035in" svg:width="6.9252in" svg:height="1.7417in" draw:z-index="5"><draw:image xlink:href="Pictures/10000000000003BA000000F0677CFDDE79AF2189.png" xlink:type="simple" xlink:show="embed" xlink:actuate="onLoad" loext:mime-type="image/png"/></draw:frame></text:p>
      <text:p text:style-name="Standard"/>
      <text:p text:style-name="Standard"><draw:frame draw:style-name="fr1" draw:name="Image5" text:anchor-type="paragraph" svg:x="0.1457in" svg:y="0.5055in" svg:width="6.9252in" svg:height="2.5425in" draw:z-index="4"><draw:image xlink:href="Pictures/100000000000036D00000142C257548E14D18475.png" xlink:type="simple" xlink:show="embed" xlink:actuate="onLoad" loext:mime-type="image/png"/></draw:frame></text:p>
      <text:p text:style-name="Standard"/>
      <text:p text:style-name="Standard"><draw:frame draw:style-name="fr1" draw:name="Image6" text:anchor-type="paragraph" svg:x="-0.0118in" svg:y="0.078in" svg:width="6.9252in" svg:height="1.6882in" draw:z-index="3"><draw:image xlink:href="Pictures/10000000000003FD000000F9F1142F524F5A2AFB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1" draw:name="Image7" text:anchor-type="paragraph" svg:x="-0.0189in" svg:y="0.1689in" svg:width="2.0165in" svg:height="0.3917in" draw:z-index="14"><draw:image xlink:href="Pictures/10000000000000F20000002FA98FE0486DA9AEF3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8" text:anchor-type="paragraph" svg:x="0.1055in" svg:y="0.1563in" svg:width="5.8835in" svg:height="2.45in" draw:z-index="6"><draw:image xlink:href="Pictures/10000000000002C200000126AE611DE1828A50A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paragraph" svg:x="0.0465in" svg:y="0.198in" svg:width="6.9252in" svg:height="2.0701in" draw:z-index="7"><draw:image xlink:href="Pictures/10000000000003FC00000131304F5850EEF2478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0" text:anchor-type="paragraph" svg:x="-0.3189in" svg:y="0.0189in" svg:width="2.1165in" svg:height="0.3665in" draw:z-index="8"><draw:image xlink:href="Pictures/10000000000000FE0000002CAAA765E4BBCBF917.png" xlink:type="simple" xlink:show="embed" xlink:actuate="onLoad" loext:mime-type="image/png"/></draw:frame><text:soft-page-break/></text:p>
      <text:p text:style-name="Standard"/>
      <text:p text:style-name="Standard"><draw:frame draw:style-name="fr1" draw:name="Image11" text:anchor-type="paragraph" svg:x="-0.1535in" svg:y="0.1in" svg:width="6.9252in" svg:height="1.9465in" draw:z-index="9"><draw:image xlink:href="Pictures/10000000000003AB00000108E1D06F25307F566D.png" xlink:type="simple" xlink:show="embed" xlink:actuate="onLoad" loext:mime-type="image/png"/></draw:frame><draw:frame draw:style-name="fr1" draw:name="Image12" text:anchor-type="paragraph" svg:x="0.0201in" svg:y="2.0866in" svg:width="6.9252in" svg:height="1.7984in" draw:z-index="10"><draw:image xlink:href="Pictures/1000000000000398000000EF9F4852D8CA366C55.png" xlink:type="simple" xlink:show="embed" xlink:actuate="onLoad" loext:mime-type="image/png"/></draw:frame></text:p>
      <text:p text:style-name="Standard"><draw:frame draw:style-name="fr1" draw:name="Image13" text:anchor-type="paragraph" svg:x="0.078in" svg:y="0.1362in" svg:width="4.2252in" svg:height="1.7in" draw:z-index="11"><draw:image xlink:href="Pictures/10000000000001FB000000CC6DDC6141EEB13F2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4" text:anchor-type="paragraph" svg:x="0.089in" svg:y="0.0819in" svg:width="7.322in" svg:height="2.2917in" draw:z-index="12"><draw:image xlink:href="Pictures/100000000000040800000143FF627C750D2B2E36.png" xlink:type="simple" xlink:show="embed" xlink:actuate="onLoad" loext:mime-type="image/png"/></draw:frame></text:p>
      <text:p text:style-name="Standard"/>
      <text:p text:style-name="Standard"><draw:frame draw:style-name="fr1" draw:name="Image15" text:anchor-type="paragraph" svg:x="-0.2264in" svg:y="-0.1591in" svg:width="6.9252in" svg:height="6.2429in" draw:z-index="13"><draw:image xlink:href="Pictures/10000000000003F800000394DEF45430E6967024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23:19:23.761004722</meta:creation-date>
    <dc:date>2020-02-22T20:22:10.930240158</dc:date>
    <meta:editing-duration>PT12H36M6S</meta:editing-duration>
    <meta:editing-cycles>3</meta:editing-cycles>
    <meta:generator>LibreOffice/6.0.7.3$Linux_X86_64 LibreOffice_project/00m0$Build-3</meta:generator>
    <meta:document-statistic meta:table-count="0" meta:image-count="15" meta:object-count="0" meta:page-count="4" meta:paragraph-count="0" meta:word-count="0" meta:character-count="0" meta:non-whitespace-character-count="0"/>
  </office:meta>
</office:document-meta>
</file>